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5cm" fo:margin-bottom="0.049cm" fo:line-height="150%" fo:text-align="justify" style:justify-single-word="false"/>
    </style:style>
    <style:style style:name="P2" style:family="paragraph" style:parent-style-name="Standard">
      <style:paragraph-properties fo:margin-top="0.15cm" fo:margin-bottom="0.049cm" fo:line-height="150%" fo:text-align="center" style:justify-single-word="false"/>
    </style:style>
    <style:style style:name="P3" style:family="paragraph" style:parent-style-name="Standard">
      <style:paragraph-properties fo:margin-top="0.15cm" fo:margin-bottom="0.049cm" fo:line-height="150%" fo:text-align="justify"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al Word</text:h>
      <text:p text:style-name="P2"><draw:frame draw:style-name="fr1" draw:name="graphics1" text:anchor-type="paragraph" svg:width="16.933cm" svg:height="0.132cm" draw:z-index="0"><draw:image xlink:href="../../../../../../usr/lib/libreoffice/share/gallery/rulers/blurulr6.gif" xlink:type="simple" xlink:show="embed" xlink:actuate="onLoad"/></draw:frame></text:p>
      <text:h text:style-name="Heading_20_2" text:outline-level="2">For 2012 Edition</text:h>
      <text:p text:style-name="P1">I never expected that I will be adding another touch to I Love Ruby. I am now working in a company called Webtoday Business, here I have 3 people under me who are creating web apps using Ruby on Rails. I recommended some books for them to learn Ruby, but when I gave ilr to them they said it was good and must be upgraded, so I started the process of touching the old book to give new finish.</text:p>
      <text:p text:style-name="P1">I have added Regular Expressions chapter in this book. This chapter is far from exhaustive. From now on all ilr releases will be in relatively quick succession, with little increments and improvements to it. They may never ever be a major release. </text:p>
      <text:p text:style-name="P1">Any way if you have been benefited by this book, drop a word to me.</text:p>
      <text:h text:style-name="Heading_20_2" text:outline-level="2">For 2010 Edition</text:h>
      <text:p text:style-name="P1">This is my first book on Ruby. I have just one person for help to write this book, hence I infer there could be many mistakes that could irritate the reader. I would be happy if the reader forgives me. Happier still will be I if the reader spots mistakes and notify my. It helps me perfect this book. I hope this book one day will be the one of the cost effective and quality Ruby study material available on this planet. Practice a lot, don't just limit with just one study material for Ruby. With confidence and hard wok I am sure you'll be one of the best Ruby programmers ever. <text:s/>B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list-style-name=""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list-style-name=""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ff0000" style:font-name="Apple Garamond Light"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Code_20_Char" style:display-name="Code Char" style:family="text">
      <style:text-properties style:font-name="Nimbus Mono L" fo:font-size="10pt" fo:font-style="oblique" style:font-size-asian="10.5pt"/>
    </style:style>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8T14:19:32</dc:date>
    <dc:creator>Webtoday </dc:creator>
    <meta:editing-duration>PT12M2S</meta:editing-duration>
    <meta:editing-cycles>9</meta:editing-cycles>
    <meta:document-statistic meta:table-count="0" meta:image-count="1" meta:object-count="0" meta:page-count="1" meta:paragraph-count="7" meta:word-count="257" meta:character-count="1336" meta:non-whitespace-character-count="1084"/>
  </office:meta>
</office:document-meta>
</file>